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" calcext:value-type="float">
            <text:p>3985</text:p>
          </table:table-cell>
          <table:table-cell office:value-type="float" office:value="96.3246" calcext:value-type="float">
            <text:p>96.3246</text:p>
          </table:table-cell>
          <table:table-cell office:value-type="float" office:value="3787" calcext:value-type="float">
            <text:p>3787</text:p>
          </table:table-cell>
          <table:table-cell office:value-type="float" office:value="4021.91" calcext:value-type="float">
            <text:p>4021.91</text:p>
          </table:table-cell>
          <table:table-cell office:value-type="float" office:value="4028.78" calcext:value-type="float">
            <text:p>4028.78</text:p>
          </table:table-cell>
          <table:table-cell office:value-type="float" office:value="4034.75" calcext:value-type="float">
            <text:p>4034.75</text:p>
          </table:table-cell>
          <table:table-cell office:value-type="float" office:value="4105.51" calcext:value-type="float">
            <text:p>4105.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89.19" calcext:value-type="float">
            <text:p>8889.19</text:p>
          </table:table-cell>
          <table:table-cell office:value-type="float" office:value="61.2826" calcext:value-type="float">
            <text:p>61.2826</text:p>
          </table:table-cell>
          <table:table-cell office:value-type="float" office:value="8456.61" calcext:value-type="float">
            <text:p>8456.61</text:p>
          </table:table-cell>
          <table:table-cell office:value-type="float" office:value="8880.17" calcext:value-type="float">
            <text:p>8880.17</text:p>
          </table:table-cell>
          <table:table-cell office:value-type="float" office:value="8895.08" calcext:value-type="float">
            <text:p>8895.08</text:p>
          </table:table-cell>
          <table:table-cell office:value-type="float" office:value="8909.09" calcext:value-type="float">
            <text:p>8909.09</text:p>
          </table:table-cell>
          <table:table-cell office:value-type="float" office:value="8994.54" calcext:value-type="float">
            <text:p>899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237358" calcext:value-type="float">
            <text:p>0.023735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2" calcext:value-type="float">
            <text:p>0.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158" calcext:value-type="float">
            <text:p>0.17158</text:p>
          </table:table-cell>
          <table:table-cell office:value-type="float" office:value="0.022977" calcext:value-type="float">
            <text:p>0.02297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71" calcext:value-type="float">
            <text:p>0.17071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3" calcext:value-type="float">
            <text:p>0.3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0221534" calcext:value-type="float">
            <text:p>0.02215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16" calcext:value-type="float">
            <text:p>0.24416</text:p>
          </table:table-cell>
          <table:table-cell office:value-type="float" office:value="0.0230372" calcext:value-type="float">
            <text:p>0.02303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2" calcext:value-type="float">
            <text:p>0.4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4" calcext:value-type="float">
            <text:p>0.5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553" calcext:value-type="float">
            <text:p>0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" calcext:value-type="float">
            <text:p>0.41982</text:p>
          </table:table-cell>
          <table:table-cell office:value-type="float" office:value="0.0399165" calcext:value-type="float">
            <text:p>0.03991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812" calcext:value-type="float">
            <text:p>0.8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0417996" calcext:value-type="float">
            <text:p>0.04179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0423682" calcext:value-type="float">
            <text:p>0.04236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19" calcext:value-type="float">
            <text:p>0.9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0390845" calcext:value-type="float">
            <text:p>0.039084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86" calcext:value-type="float">
            <text:p>0.8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985" calcext:value-type="float">
            <text:p>0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93" calcext:value-type="float">
            <text:p>0.62493</text:p>
          </table:table-cell>
          <table:table-cell office:value-type="float" office:value="0.0434404" calcext:value-type="float">
            <text:p>0.04344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3" calcext:value-type="float">
            <text:p>1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036" calcext:value-type="float">
            <text:p>0.8303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1.295" calcext:value-type="float">
            <text:p>1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0523073" calcext:value-type="float">
            <text:p>0.052307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" calcext:value-type="float">
            <text:p>0.98</text:p>
          </table:table-cell>
          <table:table-cell office:value-type="float" office:value="1.489" calcext:value-type="float">
            <text:p>1.4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714" calcext:value-type="float">
            <text:p>1.39714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1.305" calcext:value-type="float">
            <text:p>1.305</text:p>
          </table:table-cell>
          <table:table-cell office:value-type="float" office:value="1.315" calcext:value-type="float">
            <text:p>1.31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4" calcext:value-type="float">
            <text:p>1.434</text:p>
          </table:table-cell>
          <table:table-cell office:value-type="float" office:value="2.005" calcext:value-type="float">
            <text:p>2.0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873" calcext:value-type="float">
            <text:p>1.93873</text:p>
          </table:table-cell>
          <table:table-cell office:value-type="float" office:value="0.0962113" calcext:value-type="float">
            <text:p>0.0962113</text:p>
          </table:table-cell>
          <table:table-cell office:value-type="float" office:value="1.897" calcext:value-type="float">
            <text:p>1.897</text:p>
          </table:table-cell>
          <table:table-cell office:value-type="float" office:value="1.904" calcext:value-type="float">
            <text:p>1.904</text:p>
          </table:table-cell>
          <table:table-cell office:value-type="float" office:value="1.927" calcext:value-type="float">
            <text:p>1.927</text:p>
          </table:table-cell>
          <table:table-cell office:value-type="float" office:value="1.933" calcext:value-type="float">
            <text:p>1.933</text:p>
          </table:table-cell>
          <table:table-cell office:value-type="float" office:value="2.706" calcext:value-type="float">
            <text:p>2.7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7426" calcext:value-type="float">
            <text:p>5.37426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5.345" calcext:value-type="float">
            <text:p>5.34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1" calcext:value-type="float">
            <text:p>5.371</text:p>
          </table:table-cell>
          <table:table-cell office:value-type="float" office:value="6.506" calcext:value-type="float">
            <text:p>6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31" calcext:value-type="float">
            <text:p>10.0931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0.035" calcext:value-type="float">
            <text:p>10.03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083" calcext:value-type="float">
            <text:p>10.083</text:p>
          </table:table-cell>
          <table:table-cell office:value-type="float" office:value="12.05" calcext:value-type="float">
            <text:p>12.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2456" calcext:value-type="float">
            <text:p>21.2456</text:p>
          </table:table-cell>
          <table:table-cell office:value-type="float" office:value="0.357602" calcext:value-type="float">
            <text:p>0.357602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96" calcext:value-type="float">
            <text:p>21.196</text:p>
          </table:table-cell>
          <table:table-cell office:value-type="float" office:value="21.209" calcext:value-type="float">
            <text:p>21.209</text:p>
          </table:table-cell>
          <table:table-cell office:value-type="float" office:value="21.222" calcext:value-type="float">
            <text:p>21.222</text:p>
          </table:table-cell>
          <table:table-cell office:value-type="float" office:value="24.799" calcext:value-type="float">
            <text:p>24.7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5253" calcext:value-type="float">
            <text:p>41.5253</text:p>
          </table:table-cell>
          <table:table-cell office:value-type="float" office:value="0.660649" calcext:value-type="float">
            <text:p>0.660649</text:p>
          </table:table-cell>
          <table:table-cell office:value-type="float" office:value="41.408" calcext:value-type="float">
            <text:p>41.408</text:p>
          </table:table-cell>
          <table:table-cell office:value-type="float" office:value="41.439" calcext:value-type="float">
            <text:p>41.439</text:p>
          </table:table-cell>
          <table:table-cell office:value-type="float" office:value="41.458" calcext:value-type="float">
            <text:p>41.458</text:p>
          </table:table-cell>
          <table:table-cell office:value-type="float" office:value="41.474" calcext:value-type="float">
            <text:p>41.474</text:p>
          </table:table-cell>
          <table:table-cell office:value-type="float" office:value="48.094" calcext:value-type="float">
            <text:p>48.0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062" calcext:value-type="float">
            <text:p>89.7062</text:p>
          </table:table-cell>
          <table:table-cell office:value-type="float" office:value="1.267" calcext:value-type="float">
            <text:p>1.267</text:p>
          </table:table-cell>
          <table:table-cell office:value-type="float" office:value="89.52" calcext:value-type="float">
            <text:p>89.52</text:p>
          </table:table-cell>
          <table:table-cell office:value-type="float" office:value="89.564" calcext:value-type="float">
            <text:p>89.564</text:p>
          </table:table-cell>
          <table:table-cell office:value-type="float" office:value="89.577" calcext:value-type="float">
            <text:p>89.577</text:p>
          </table:table-cell>
          <table:table-cell office:value-type="float" office:value="89.594" calcext:value-type="float">
            <text:p>89.594</text:p>
          </table:table-cell>
          <table:table-cell office:value-type="float" office:value="102.31" calcext:value-type="float">
            <text:p>102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8.526" calcext:value-type="float">
            <text:p>178.526</text:p>
          </table:table-cell>
          <table:table-cell office:value-type="float" office:value="2.48556" calcext:value-type="float">
            <text:p>2.48556</text:p>
          </table:table-cell>
          <table:table-cell office:value-type="float" office:value="178.177" calcext:value-type="float">
            <text:p>178.177</text:p>
          </table:table-cell>
          <table:table-cell office:value-type="float" office:value="178.243" calcext:value-type="float">
            <text:p>178.243</text:p>
          </table:table-cell>
          <table:table-cell office:value-type="float" office:value="178.277" calcext:value-type="float">
            <text:p>178.277</text:p>
          </table:table-cell>
          <table:table-cell office:value-type="float" office:value="178.308" calcext:value-type="float">
            <text:p>178.308</text:p>
          </table:table-cell>
          <table:table-cell office:value-type="float" office:value="203.254" calcext:value-type="float">
            <text:p>203.2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017" calcext:value-type="float">
            <text:p>386.017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385.404" calcext:value-type="float">
            <text:p>385.404</text:p>
          </table:table-cell>
          <table:table-cell office:value-type="float" office:value="385.475" calcext:value-type="float">
            <text:p>385.475</text:p>
          </table:table-cell>
          <table:table-cell office:value-type="float" office:value="385.511" calcext:value-type="float">
            <text:p>385.511</text:p>
          </table:table-cell>
          <table:table-cell office:value-type="float" office:value="385.553" calcext:value-type="float">
            <text:p>385.553</text:p>
          </table:table-cell>
          <table:table-cell office:value-type="float" office:value="434.965" calcext:value-type="float">
            <text:p>434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73" calcext:value-type="float">
            <text:p>772.673</text:p>
          </table:table-cell>
          <table:table-cell office:value-type="float" office:value="9.81558" calcext:value-type="float">
            <text:p>9.81558</text:p>
          </table:table-cell>
          <table:table-cell office:value-type="float" office:value="771.171" calcext:value-type="float">
            <text:p>771.171</text:p>
          </table:table-cell>
          <table:table-cell office:value-type="float" office:value="771.428" calcext:value-type="float">
            <text:p>771.428</text:p>
          </table:table-cell>
          <table:table-cell office:value-type="float" office:value="771.612" calcext:value-type="float">
            <text:p>771.612</text:p>
          </table:table-cell>
          <table:table-cell office:value-type="float" office:value="771.897" calcext:value-type="float">
            <text:p>771.897</text:p>
          </table:table-cell>
          <table:table-cell office:value-type="float" office:value="870.276" calcext:value-type="float">
            <text:p>87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.05" calcext:value-type="float">
            <text:p>1665.05</text:p>
          </table:table-cell>
          <table:table-cell office:value-type="float" office:value="19.5546" calcext:value-type="float">
            <text:p>19.5546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1662.61" calcext:value-type="float">
            <text:p>1662.61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1663.5" calcext:value-type="float">
            <text:p>1663.5</text:p>
          </table:table-cell>
          <table:table-cell office:value-type="float" office:value="1859.55" calcext:value-type="float">
            <text:p>1859.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753923" calcext:value-type="float">
            <text:p>0.00075392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0188199" calcext:value-type="float">
            <text:p>0.0018819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0235735" calcext:value-type="float">
            <text:p>0.002357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0466557" calcext:value-type="float">
            <text:p>0.004665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0222315" calcext:value-type="float">
            <text:p>0.002223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1041" calcext:value-type="float">
            <text:p>0.00121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42" calcext:value-type="float">
            <text:p>0.07742</text:p>
          </table:table-cell>
          <table:table-cell office:value-type="float" office:value="0.00299393" calcext:value-type="float">
            <text:p>0.0029939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844097" calcext:value-type="float">
            <text:p>0.00844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6" calcext:value-type="float">
            <text:p>0.1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369" calcext:value-type="float">
            <text:p>0.09369</text:p>
          </table:table-cell>
          <table:table-cell office:value-type="float" office:value="0.00845659" calcext:value-type="float">
            <text:p>0.0084565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267976" calcext:value-type="float">
            <text:p>0.0026797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00617261" calcext:value-type="float">
            <text:p>0.0061726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0173274" calcext:value-type="float">
            <text:p>0.0017327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00825864" calcext:value-type="float">
            <text:p>0.00825864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00844692" calcext:value-type="float">
            <text:p>0.00844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06" calcext:value-type="float">
            <text:p>0.2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0102719" calcext:value-type="float">
            <text:p>0.01027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8" calcext:value-type="float">
            <text:p>0.15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0.053212" calcext:value-type="float">
            <text:p>0.0532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686" calcext:value-type="float">
            <text:p>0.6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22" calcext:value-type="float">
            <text:p>0.17122</text:p>
          </table:table-cell>
          <table:table-cell office:value-type="float" office:value="0.00959956" calcext:value-type="float">
            <text:p>0.009599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39" calcext:value-type="float">
            <text:p>0.17239</text:p>
          </table:table-cell>
          <table:table-cell office:value-type="float" office:value="0.0155383" calcext:value-type="float">
            <text:p>0.0155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578" calcext:value-type="float">
            <text:p>0.18578</text:p>
          </table:table-cell>
          <table:table-cell office:value-type="float" office:value="0.0055706" calcext:value-type="float">
            <text:p>0.00557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00731997" calcext:value-type="float">
            <text:p>0.00731997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57" calcext:value-type="float">
            <text:p>0.20057</text:p>
          </table:table-cell>
          <table:table-cell office:value-type="float" office:value="0.0112865" calcext:value-type="float">
            <text:p>0.011286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71" calcext:value-type="float">
            <text:p>0.2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00704059" calcext:value-type="float">
            <text:p>0.0070405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76633" calcext:value-type="float">
            <text:p>0.017663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198233" calcext:value-type="float">
            <text:p>0.0198233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3" calcext:value-type="float">
            <text:p>0.2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00663" calcext:value-type="float">
            <text:p>0.020066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4" calcext:value-type="float">
            <text:p>0.2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214975" calcext:value-type="float">
            <text:p>0.021497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0.0216312" calcext:value-type="float">
            <text:p>0.02163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234454" calcext:value-type="float">
            <text:p>0.023445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235044" calcext:value-type="float">
            <text:p>0.023504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3" calcext:value-type="float">
            <text:p>0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96" calcext:value-type="float">
            <text:p>0.06296</text:p>
          </table:table-cell>
          <table:table-cell office:value-type="float" office:value="0.025215" calcext:value-type="float">
            <text:p>0.025215</text:p>
          </table:table-cell>
          <table:table-cell table:number-columns-repeated="2"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13" calcext:value-type="float">
            <text:p>0.3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269472" calcext:value-type="float">
            <text:p>0.026947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2" calcext:value-type="float">
            <text:p>0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268003" calcext:value-type="float">
            <text:p>0.02680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339" calcext:value-type="float">
            <text:p>0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92" calcext:value-type="float">
            <text:p>0.08692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28493" calcext:value-type="float">
            <text:p>0.028493</text:p>
          </table:table-cell>
          <table:table-cell table:number-columns-repeated="3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69" calcext:value-type="float">
            <text:p>0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1537" calcext:value-type="float">
            <text:p>0.030153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97" calcext:value-type="float">
            <text:p>0.3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0.0309626" calcext:value-type="float">
            <text:p>0.03096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406" calcext:value-type="float">
            <text:p>0.4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322257" calcext:value-type="float">
            <text:p>0.03222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431" calcext:value-type="float">
            <text:p>0.4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320191" calcext:value-type="float">
            <text:p>0.0320191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7" calcext:value-type="float">
            <text:p>0.107</text:p>
          </table:table-cell>
          <table:table-cell office:value-type="float" office:value="0.427" calcext:value-type="float">
            <text:p>0.4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0.0334755" calcext:value-type="float">
            <text:p>0.033475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0.033487" calcext:value-type="float">
            <text:p>0.033487</text:p>
          </table:table-cell>
          <table:table-cell table:number-columns-repeated="2"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455" calcext:value-type="float">
            <text:p>0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569" calcext:value-type="float">
            <text:p>0.13569</text:p>
          </table:table-cell>
          <table:table-cell office:value-type="float" office:value="0.0366158" calcext:value-type="float">
            <text:p>0.03661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498" calcext:value-type="float">
            <text:p>0.4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0.039337" calcext:value-type="float">
            <text:p>0.03933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0377825" calcext:value-type="float">
            <text:p>0.0377825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97" calcext:value-type="float">
            <text:p>0.15997</text:p>
          </table:table-cell>
          <table:table-cell office:value-type="float" office:value="0.0401797" calcext:value-type="float">
            <text:p>0.04017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58" calcext:value-type="float">
            <text:p>0.5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958" calcext:value-type="float">
            <text:p>0.15958</text:p>
          </table:table-cell>
          <table:table-cell office:value-type="float" office:value="0.0387268" calcext:value-type="float">
            <text:p>0.03872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543" calcext:value-type="float">
            <text:p>0.5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0430094" calcext:value-type="float">
            <text:p>0.043009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88.27" calcext:value-type="float">
            <text:p>8388.27</text:p>
          </table:table-cell>
          <table:table-cell office:value-type="float" office:value="77.4187" calcext:value-type="float">
            <text:p>77.4187</text:p>
          </table:table-cell>
          <table:table-cell office:value-type="float" office:value="7744.58" calcext:value-type="float">
            <text:p>7744.58</text:p>
          </table:table-cell>
          <table:table-cell office:value-type="float" office:value="8364.32" calcext:value-type="float">
            <text:p>8364.32</text:p>
          </table:table-cell>
          <table:table-cell office:value-type="float" office:value="8383.23" calcext:value-type="float">
            <text:p>8383.23</text:p>
          </table:table-cell>
          <table:table-cell office:value-type="float" office:value="8415.05" calcext:value-type="float">
            <text:p>8415.05</text:p>
          </table:table-cell>
          <table:table-cell office:value-type="float" office:value="8541.27" calcext:value-type="float">
            <text:p>8541.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41.734" calcext:value-type="float">
            <text:p>141.734</text:p>
          </table:table-cell>
          <table:table-cell office:value-type="float" office:value="15498" calcext:value-type="float">
            <text:p>15498</text:p>
          </table:table-cell>
          <table:table-cell office:value-type="float" office:value="16712.6" calcext:value-type="float">
            <text:p>16712.6</text:p>
          </table:table-cell>
          <table:table-cell office:value-type="float" office:value="16746.2" calcext:value-type="float">
            <text:p>16746.2</text:p>
          </table:table-cell>
          <table:table-cell office:value-type="float" office:value="16777.9" calcext:value-type="float">
            <text:p>16777.9</text:p>
          </table:table-cell>
          <table:table-cell office:value-type="float" office:value="17081.5" calcext:value-type="float">
            <text:p>17081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71" calcext:value-type="float">
            <text:p>0.67771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6" calcext:value-type="float">
            <text:p>0.276</text:p>
          </table:table-cell>
          <table:table-cell office:value-type="float" office:value="4.244" calcext:value-type="float">
            <text:p>4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0460481" calcext:value-type="float">
            <text:p>0.04604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347196" calcext:value-type="float">
            <text:p>0.03471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079" calcext:value-type="float">
            <text:p>0.26079</text:p>
          </table:table-cell>
          <table:table-cell office:value-type="float" office:value="0.0363869" calcext:value-type="float">
            <text:p>0.03638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8" calcext:value-type="float">
            <text:p>0.4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0199905" calcext:value-type="float">
            <text:p>0.01999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266241" calcext:value-type="float">
            <text:p>0.02662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0202462" calcext:value-type="float">
            <text:p>0.020246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516" calcext:value-type="float">
            <text:p>0.5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056" calcext:value-type="float">
            <text:p>0.39056</text:p>
          </table:table-cell>
          <table:table-cell office:value-type="float" office:value="0.0357749" calcext:value-type="float">
            <text:p>0.03577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564" calcext:value-type="float">
            <text:p>0.37564</text:p>
          </table:table-cell>
          <table:table-cell office:value-type="float" office:value="0.0520532" calcext:value-type="float">
            <text:p>0.05205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39" calcext:value-type="float">
            <text:p>0.7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093" calcext:value-type="float">
            <text:p>0.41093</text:p>
          </table:table-cell>
          <table:table-cell office:value-type="float" office:value="0.0353913" calcext:value-type="float">
            <text:p>0.03539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365182" calcext:value-type="float">
            <text:p>0.036518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69" calcext:value-type="float">
            <text:p>0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623" calcext:value-type="float">
            <text:p>0.44623</text:p>
          </table:table-cell>
          <table:table-cell office:value-type="float" office:value="0.0404002" calcext:value-type="float">
            <text:p>0.0404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834" calcext:value-type="float">
            <text:p>0.8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547" calcext:value-type="float">
            <text:p>0.49547</text:p>
          </table:table-cell>
          <table:table-cell office:value-type="float" office:value="0.0401566" calcext:value-type="float">
            <text:p>0.04015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85" calcext:value-type="float">
            <text:p>0.8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06" calcext:value-type="float">
            <text:p>0.59606</text:p>
          </table:table-cell>
          <table:table-cell office:value-type="float" office:value="0.0453649" calcext:value-type="float">
            <text:p>0.04536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3" calcext:value-type="float">
            <text:p>0.593</text:p>
          </table:table-cell>
          <table:table-cell office:value-type="float" office:value="1.034" calcext:value-type="float">
            <text:p>1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98" calcext:value-type="float">
            <text:p>0.99798</text:p>
          </table:table-cell>
          <table:table-cell office:value-type="float" office:value="0.0544118" calcext:value-type="float">
            <text:p>0.0544118</text:p>
          </table:table-cell>
          <table:table-cell office:value-type="float" office:value="0.98" calcext:value-type="float">
            <text:p>0.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53" calcext:value-type="float">
            <text:p>1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769" calcext:value-type="float">
            <text:p>1.43769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1.249" calcext:value-type="float">
            <text:p>1.24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25" calcext:value-type="float">
            <text:p>1.425</text:p>
          </table:table-cell>
          <table:table-cell office:value-type="float" office:value="1.444" calcext:value-type="float">
            <text:p>1.444</text:p>
          </table:table-cell>
          <table:table-cell office:value-type="float" office:value="2.667" calcext:value-type="float">
            <text:p>2.6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6277" calcext:value-type="float">
            <text:p>2.46277</text:p>
          </table:table-cell>
          <table:table-cell office:value-type="float" office:value="0.586376" calcext:value-type="float">
            <text:p>0.58637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15" calcext:value-type="float">
            <text:p>2.115</text:p>
          </table:table-cell>
          <table:table-cell office:value-type="float" office:value="2.352" calcext:value-type="float">
            <text:p>2.352</text:p>
          </table:table-cell>
          <table:table-cell office:value-type="float" office:value="2.507" calcext:value-type="float">
            <text:p>2.507</text:p>
          </table:table-cell>
          <table:table-cell office:value-type="float" office:value="4.951" calcext:value-type="float">
            <text:p>4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0954" calcext:value-type="float">
            <text:p>4.20954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4.065" calcext:value-type="float">
            <text:p>4.065</text:p>
          </table:table-cell>
          <table:table-cell office:value-type="float" office:value="4.079" calcext:value-type="float">
            <text:p>4.079</text:p>
          </table:table-cell>
          <table:table-cell office:value-type="float" office:value="4.086" calcext:value-type="float">
            <text:p>4.086</text:p>
          </table:table-cell>
          <table:table-cell office:value-type="float" office:value="4.097" calcext:value-type="float">
            <text:p>4.097</text:p>
          </table:table-cell>
          <table:table-cell office:value-type="float" office:value="9.21" calcext:value-type="float">
            <text:p>9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255" calcext:value-type="float">
            <text:p>15.5255</text:p>
          </table:table-cell>
          <table:table-cell office:value-type="float" office:value="4.14891" calcext:value-type="float">
            <text:p>4.14891</text:p>
          </table:table-cell>
          <table:table-cell office:value-type="float" office:value="8.719" calcext:value-type="float">
            <text:p>8.719</text:p>
          </table:table-cell>
          <table:table-cell office:value-type="float" office:value="12.948" calcext:value-type="float">
            <text:p>12.9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18.945" calcext:value-type="float">
            <text:p>18.945</text:p>
          </table:table-cell>
          <table:table-cell office:value-type="float" office:value="19.196" calcext:value-type="float">
            <text:p>19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4914" calcext:value-type="float">
            <text:p>37.4914</text:p>
          </table:table-cell>
          <table:table-cell office:value-type="float" office:value="2.12997" calcext:value-type="float">
            <text:p>2.12997</text:p>
          </table:table-cell>
          <table:table-cell office:value-type="float" office:value="16.786" calcext:value-type="float">
            <text:p>16.786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614" calcext:value-type="float">
            <text:p>37.614</text:p>
          </table:table-cell>
          <table:table-cell office:value-type="float" office:value="37.768" calcext:value-type="float">
            <text:p>37.768</text:p>
          </table:table-cell>
          <table:table-cell office:value-type="float" office:value="41.921" calcext:value-type="float">
            <text:p>41.9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2311" calcext:value-type="float">
            <text:p>75.2311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987" calcext:value-type="float">
            <text:p>74.987</text:p>
          </table:table-cell>
          <table:table-cell office:value-type="float" office:value="75.073" calcext:value-type="float">
            <text:p>75.073</text:p>
          </table:table-cell>
          <table:table-cell office:value-type="float" office:value="75.187" calcext:value-type="float">
            <text:p>75.187</text:p>
          </table:table-cell>
          <table:table-cell office:value-type="float" office:value="87.763" calcext:value-type="float">
            <text:p>87.7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.3" calcext:value-type="float">
            <text:p>149.3</text:p>
          </table:table-cell>
          <table:table-cell office:value-type="float" office:value="2.46666" calcext:value-type="float">
            <text:p>2.46666</text:p>
          </table:table-cell>
          <table:table-cell office:value-type="float" office:value="148.481" calcext:value-type="float">
            <text:p>148.481</text:p>
          </table:table-cell>
          <table:table-cell office:value-type="float" office:value="148.892" calcext:value-type="float">
            <text:p>148.892</text:p>
          </table:table-cell>
          <table:table-cell office:value-type="float" office:value="149.041" calcext:value-type="float">
            <text:p>149.041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73.709" calcext:value-type="float">
            <text:p>17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4.99656" calcext:value-type="float">
            <text:p>4.99656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6.3" calcext:value-type="float">
            <text:p>296.3</text:p>
          </table:table-cell>
          <table:table-cell office:value-type="float" office:value="296.571" calcext:value-type="float">
            <text:p>296.571</text:p>
          </table:table-cell>
          <table:table-cell office:value-type="float" office:value="346.196" calcext:value-type="float">
            <text:p>346.1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2.993" calcext:value-type="float">
            <text:p>592.993</text:p>
          </table:table-cell>
          <table:table-cell office:value-type="float" office:value="9.73912" calcext:value-type="float">
            <text:p>9.73912</text:p>
          </table:table-cell>
          <table:table-cell office:value-type="float" office:value="588.147" calcext:value-type="float">
            <text:p>588.147</text:p>
          </table:table-cell>
          <table:table-cell office:value-type="float" office:value="591.547" calcext:value-type="float">
            <text:p>591.547</text:p>
          </table:table-cell>
          <table:table-cell office:value-type="float" office:value="591.829" calcext:value-type="float">
            <text:p>591.829</text:p>
          </table:table-cell>
          <table:table-cell office:value-type="float" office:value="592.283" calcext:value-type="float">
            <text:p>592.283</text:p>
          </table:table-cell>
          <table:table-cell office:value-type="float" office:value="689.415" calcext:value-type="float">
            <text:p>689.4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1180.37" calcext:value-type="float">
            <text:p>1180.37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183.91" calcext:value-type="float">
            <text:p>1183.91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378.1" calcext:value-type="float">
            <text:p>1378.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47" calcext:value-type="float">
            <text:p>0.04647</text:p>
          </table:table-cell>
          <table:table-cell office:value-type="float" office:value="0.0017914" calcext:value-type="float">
            <text:p>0.001791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0260338" calcext:value-type="float">
            <text:p>0.002603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0.00682117" calcext:value-type="float">
            <text:p>0.0068211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797684" calcext:value-type="float">
            <text:p>0.007976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2" calcext:value-type="float">
            <text:p>0.1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783" calcext:value-type="float">
            <text:p>0.10783</text:p>
          </table:table-cell>
          <table:table-cell office:value-type="float" office:value="0.00528404" calcext:value-type="float">
            <text:p>0.0052840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59797" calcext:value-type="float">
            <text:p>0.0085979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00717666" calcext:value-type="float">
            <text:p>0.0071766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0.0139746" calcext:value-type="float">
            <text:p>0.01397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00257548" calcext:value-type="float">
            <text:p>0.0025754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338" calcext:value-type="float">
            <text:p>0.18338</text:p>
          </table:table-cell>
          <table:table-cell office:value-type="float" office:value="0.00388273" calcext:value-type="float">
            <text:p>0.003882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00508892" calcext:value-type="float">
            <text:p>0.005088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6" calcext:value-type="float">
            <text:p>0.2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0546742" calcext:value-type="float">
            <text:p>0.05467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735" calcext:value-type="float">
            <text:p>0.7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0235287" calcext:value-type="float">
            <text:p>0.0235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07" calcext:value-type="float">
            <text:p>0.40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0891212" calcext:value-type="float">
            <text:p>0.00891212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26" calcext:value-type="float">
            <text:p>0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0.0153011" calcext:value-type="float">
            <text:p>0.01530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00907235" calcext:value-type="float">
            <text:p>0.009072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8" calcext:value-type="float">
            <text:p>0.3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129376" calcext:value-type="float">
            <text:p>0.01293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" calcext:value-type="float">
            <text:p>0.29</text:p>
          </table:table-cell>
          <table:table-cell office:value-type="float" office:value="0.386" calcext:value-type="float">
            <text:p>0.3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884081" calcext:value-type="float">
            <text:p>0.008840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2" calcext:value-type="float">
            <text:p>0.3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0.0107447" calcext:value-type="float">
            <text:p>0.010744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8" calcext:value-type="float">
            <text:p>0.3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46" calcext:value-type="float">
            <text:p>0.33646</text:p>
          </table:table-cell>
          <table:table-cell office:value-type="float" office:value="0.0114459" calcext:value-type="float">
            <text:p>0.0114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0164627" calcext:value-type="float">
            <text:p>0.01646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7" calcext:value-type="float">
            <text:p>0.4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641" calcext:value-type="float">
            <text:p>0.36641</text:p>
          </table:table-cell>
          <table:table-cell office:value-type="float" office:value="0.0154234" calcext:value-type="float">
            <text:p>0.01542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5" calcext:value-type="float">
            <text:p>0.4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0190123" calcext:value-type="float">
            <text:p>0.01901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5" calcext:value-type="float">
            <text:p>0.4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52" calcext:value-type="float">
            <text:p>0.39952</text:p>
          </table:table-cell>
          <table:table-cell office:value-type="float" office:value="0.0226824" calcext:value-type="float">
            <text:p>0.02268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17" calcext:value-type="float">
            <text:p>0.5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1175" calcext:value-type="float">
            <text:p>0.41175</text:p>
          </table:table-cell>
          <table:table-cell office:value-type="float" office:value="0.0189021" calcext:value-type="float">
            <text:p>0.01890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0146906" calcext:value-type="float">
            <text:p>0.01469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7" calcext:value-type="float">
            <text:p>0.4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.1332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409" calcext:value-type="float">
            <text:p>0.4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0.0312807" calcext:value-type="float">
            <text:p>0.03128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0343739" calcext:value-type="float">
            <text:p>0.03437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398" calcext:value-type="float">
            <text:p>0.26398</text:p>
          </table:table-cell>
          <table:table-cell office:value-type="float" office:value="0.0403587" calcext:value-type="float">
            <text:p>0.04035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661" calcext:value-type="float">
            <text:p>0.6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26" calcext:value-type="float">
            <text:p>0.30926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06" calcext:value-type="float">
            <text:p>0.7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308" calcext:value-type="float">
            <text:p>0.35308</text:p>
          </table:table-cell>
          <table:table-cell office:value-type="float" office:value="0.0446024" calcext:value-type="float">
            <text:p>0.04460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92" calcext:value-type="float">
            <text:p>0.7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861" calcext:value-type="float">
            <text:p>0.8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0.051365" calcext:value-type="float">
            <text:p>0.0513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office:value-type="float" office:value="0.951" calcext:value-type="float">
            <text:p>0.9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24" calcext:value-type="float">
            <text:p>0.48324</text:p>
          </table:table-cell>
          <table:table-cell office:value-type="float" office:value="0.0560569" calcext:value-type="float">
            <text:p>0.05605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1.036" calcext:value-type="float">
            <text:p>1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957" calcext:value-type="float">
            <text:p>0.52957</text:p>
          </table:table-cell>
          <table:table-cell office:value-type="float" office:value="0.056503" calcext:value-type="float">
            <text:p>0.0565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3" calcext:value-type="float">
            <text:p>0.523</text:p>
          </table:table-cell>
          <table:table-cell office:value-type="float" office:value="1.085" calcext:value-type="float">
            <text:p>1.0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0.0595296" calcext:value-type="float">
            <text:p>0.059529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1.163" calcext:value-type="float">
            <text:p>1.1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57" calcext:value-type="float">
            <text:p>0.61757</text:p>
          </table:table-cell>
          <table:table-cell office:value-type="float" office:value="0.0663527" calcext:value-type="float">
            <text:p>0.066352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64" calcext:value-type="float">
            <text:p>0.66364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1.321" calcext:value-type="float">
            <text:p>1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319" calcext:value-type="float">
            <text:p>0.71319</text:p>
          </table:table-cell>
          <table:table-cell office:value-type="float" office:value="0.072976" calcext:value-type="float">
            <text:p>0.0729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1.435" calcext:value-type="float">
            <text:p>1.4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0752253" calcext:value-type="float">
            <text:p>0.075225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1.501" calcext:value-type="float">
            <text:p>1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0792544" calcext:value-type="float">
            <text:p>0.079254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6" calcext:value-type="float">
            <text:p>0.796</text:p>
          </table:table-cell>
          <table:table-cell office:value-type="float" office:value="1.576" calcext:value-type="float">
            <text:p>1.5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785933" calcext:value-type="float">
            <text:p>0.078593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1.624" calcext:value-type="float">
            <text:p>1.6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0823596" calcext:value-type="float">
            <text:p>0.0823596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1.721" calcext:value-type="float">
            <text:p>1.7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835117" calcext:value-type="float">
            <text:p>0.0835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757" calcext:value-type="float">
            <text:p>1.7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086414" calcext:value-type="float">
            <text:p>0.086414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4" calcext:value-type="float">
            <text:p>0.974</text:p>
          </table:table-cell>
          <table:table-cell office:value-type="float" office:value="1.831" calcext:value-type="float">
            <text:p>1.8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0.0925863" calcext:value-type="float">
            <text:p>0.092586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4" calcext:value-type="float">
            <text:p>1.024</text:p>
          </table:table-cell>
          <table:table-cell office:value-type="float" office:value="1.944" calcext:value-type="float">
            <text:p>1.9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0936798" calcext:value-type="float">
            <text:p>0.0936798</text:p>
          </table:table-cell>
          <table:table-cell office:value-type="float" office:value="1.04" calcext:value-type="float">
            <text:p>1.04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6" calcext:value-type="float">
            <text:p>1.06</text:p>
          </table:table-cell>
          <table:table-cell office:value-type="float" office:value="1.989" calcext:value-type="float">
            <text:p>1.9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0.0985863" calcext:value-type="float">
            <text:p>0.0985863</text:p>
          </table:table-cell>
          <table:table-cell office:value-type="float" office:value="1.08" calcext:value-type="float">
            <text:p>1.08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3" calcext:value-type="float">
            <text:p>1.103</text:p>
          </table:table-cell>
          <table:table-cell office:value-type="float" office:value="2.083" calcext:value-type="float">
            <text:p>2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998" calcext:value-type="float">
            <text:p>1.1599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1.137" calcext:value-type="float">
            <text:p>1.137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7" calcext:value-type="float">
            <text:p>1.147</text:p>
          </table:table-cell>
          <table:table-cell office:value-type="float" office:value="1.156" calcext:value-type="float">
            <text:p>1.156</text:p>
          </table:table-cell>
          <table:table-cell office:value-type="float" office:value="2.18" calcext:value-type="float">
            <text:p>2.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9469" calcext:value-type="float">
            <text:p>1.19469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5" calcext:value-type="float">
            <text:p>1.175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345" calcext:value-type="float">
            <text:p>1.26345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8" calcext:value-type="float">
            <text:p>1.248</text:p>
          </table:table-cell>
          <table:table-cell office:value-type="float" office:value="1.261" calcext:value-type="float">
            <text:p>1.261</text:p>
          </table:table-cell>
          <table:table-cell office:value-type="float" office:value="2.311" calcext:value-type="float">
            <text:p>2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03.53" calcext:value-type="float">
            <text:p>8703.53</text:p>
          </table:table-cell>
          <table:table-cell office:value-type="float" office:value="78.0917" calcext:value-type="float">
            <text:p>78.0917</text:p>
          </table:table-cell>
          <table:table-cell office:value-type="float" office:value="8099.17" calcext:value-type="float">
            <text:p>8099.17</text:p>
          </table:table-cell>
          <table:table-cell office:value-type="float" office:value="8663.23" calcext:value-type="float">
            <text:p>8663.23</text:p>
          </table:table-cell>
          <table:table-cell office:value-type="float" office:value="8713.78" calcext:value-type="float">
            <text:p>8713.78</text:p>
          </table:table-cell>
          <table:table-cell office:value-type="float" office:value="8745.11" calcext:value-type="float">
            <text:p>8745.11</text:p>
          </table:table-cell>
          <table:table-cell office:value-type="float" office:value="8824.45" calcext:value-type="float">
            <text:p>8824.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7.2" calcext:value-type="float">
            <text:p>17347.2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6429.7" calcext:value-type="float">
            <text:p>16429.7</text:p>
          </table:table-cell>
          <table:table-cell office:value-type="float" office:value="17315.2" calcext:value-type="float">
            <text:p>17315.2</text:p>
          </table:table-cell>
          <table:table-cell office:value-type="float" office:value="17349.1" calcext:value-type="float">
            <text:p>17349.1</text:p>
          </table:table-cell>
          <table:table-cell office:value-type="float" office:value="17380.9" calcext:value-type="float">
            <text:p>17380.9</text:p>
          </table:table-cell>
          <table:table-cell office:value-type="float" office:value="17568.9" calcext:value-type="float">
            <text:p>17568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24" calcext:value-type="float">
            <text:p>0.09424</text:p>
          </table:table-cell>
          <table:table-cell office:value-type="float" office:value="0.107215" calcext:value-type="float">
            <text:p>0.1072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8" calcext:value-type="float">
            <text:p>1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211591" calcext:value-type="float">
            <text:p>0.021159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3553" calcext:value-type="float">
            <text:p>0.0213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9" calcext:value-type="float">
            <text:p>0.2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212081" calcext:value-type="float">
            <text:p>0.021208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" calcext:value-type="float">
            <text:p>0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355245" calcext:value-type="float">
            <text:p>0.035524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6" calcext:value-type="float">
            <text:p>0.4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363407" calcext:value-type="float">
            <text:p>0.03634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56727" calcext:value-type="float">
            <text:p>0.0356727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0383283" calcext:value-type="float">
            <text:p>0.038328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7" calcext:value-type="float">
            <text:p>0.4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0368609" calcext:value-type="float">
            <text:p>0.036860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52" calcext:value-type="float">
            <text:p>0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0.0415494" calcext:value-type="float">
            <text:p>0.04154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502" calcext:value-type="float">
            <text:p>0.5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0390711" calcext:value-type="float">
            <text:p>0.0390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0449659" calcext:value-type="float">
            <text:p>0.044965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1" calcext:value-type="float">
            <text:p>0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0566208" calcext:value-type="float">
            <text:p>0.05662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711" calcext:value-type="float">
            <text:p>0.7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23" calcext:value-type="float">
            <text:p>0.22123</text:p>
          </table:table-cell>
          <table:table-cell office:value-type="float" office:value="0.075117" calcext:value-type="float">
            <text:p>0.0751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968" calcext:value-type="float">
            <text:p>0.9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11" calcext:value-type="float">
            <text:p>0.56111</text:p>
          </table:table-cell>
          <table:table-cell office:value-type="float" office:value="0.113023" calcext:value-type="float">
            <text:p>0.11302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1.685" calcext:value-type="float">
            <text:p>1.6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496" calcext:value-type="float">
            <text:p>1.02496</text:p>
          </table:table-cell>
          <table:table-cell office:value-type="float" office:value="0.196348" calcext:value-type="float">
            <text:p>0.196348</text:p>
          </table:table-cell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6" calcext:value-type="float">
            <text:p>1.006</text:p>
          </table:table-cell>
          <table:table-cell office:value-type="float" office:value="2.978" calcext:value-type="float">
            <text:p>2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1.915" calcext:value-type="float">
            <text:p>1.915</text:p>
          </table:table-cell>
          <table:table-cell office:value-type="float" office:value="1.918" calcext:value-type="float">
            <text:p>1.918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7" calcext:value-type="float">
            <text:p>1.927</text:p>
          </table:table-cell>
          <table:table-cell office:value-type="float" office:value="5.422" calcext:value-type="float">
            <text:p>5.4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2198" calcext:value-type="float">
            <text:p>3.82198</text:p>
          </table:table-cell>
          <table:table-cell office:value-type="float" office:value="0.653314" calcext:value-type="float">
            <text:p>0.653314</text:p>
          </table:table-cell>
          <table:table-cell office:value-type="float" office:value="3.743" calcext:value-type="float">
            <text:p>3.743</text:p>
          </table:table-cell>
          <table:table-cell office:value-type="float" office:value="3.75" calcext:value-type="float">
            <text:p>3.7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61" calcext:value-type="float">
            <text:p>3.761</text:p>
          </table:table-cell>
          <table:table-cell office:value-type="float" office:value="10.322" calcext:value-type="float">
            <text:p>1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4719" calcext:value-type="float">
            <text:p>7.54719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7.383" calcext:value-type="float">
            <text:p>7.383</text:p>
          </table:table-cell>
          <table:table-cell office:value-type="float" office:value="7.416" calcext:value-type="float">
            <text:p>7.416</text:p>
          </table:table-cell>
          <table:table-cell office:value-type="float" office:value="7.421" calcext:value-type="float">
            <text:p>7.421</text:p>
          </table:table-cell>
          <table:table-cell office:value-type="float" office:value="7.424" calcext:value-type="float">
            <text:p>7.424</text:p>
          </table:table-cell>
          <table:table-cell office:value-type="float" office:value="20.108" calcext:value-type="float">
            <text:p>2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091" calcext:value-type="float">
            <text:p>15.0091</text:p>
          </table:table-cell>
          <table:table-cell office:value-type="float" office:value="2.47534" calcext:value-type="float">
            <text:p>2.47534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752" calcext:value-type="float">
            <text:p>14.752</text:p>
          </table:table-cell>
          <table:table-cell office:value-type="float" office:value="14.761" calcext:value-type="float">
            <text:p>14.761</text:p>
          </table:table-cell>
          <table:table-cell office:value-type="float" office:value="14.769" calcext:value-type="float">
            <text:p>14.769</text:p>
          </table:table-cell>
          <table:table-cell office:value-type="float" office:value="39.638" calcext:value-type="float">
            <text:p>39.6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9221" calcext:value-type="float">
            <text:p>29.9221</text:p>
          </table:table-cell>
          <table:table-cell office:value-type="float" office:value="4.91063" calcext:value-type="float">
            <text:p>4.91063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415" calcext:value-type="float">
            <text:p>29.415</text:p>
          </table:table-cell>
          <table:table-cell office:value-type="float" office:value="29.429" calcext:value-type="float">
            <text:p>29.429</text:p>
          </table:table-cell>
          <table:table-cell office:value-type="float" office:value="29.442" calcext:value-type="float">
            <text:p>29.442</text:p>
          </table:table-cell>
          <table:table-cell office:value-type="float" office:value="78.782" calcext:value-type="float">
            <text:p>78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75" calcext:value-type="float">
            <text:p>59.75</text:p>
          </table:table-cell>
          <table:table-cell office:value-type="float" office:value="9.77746" calcext:value-type="float">
            <text:p>9.77746</text:p>
          </table:table-cell>
          <table:table-cell office:value-type="float" office:value="58.711" calcext:value-type="float">
            <text:p>58.711</text:p>
          </table:table-cell>
          <table:table-cell office:value-type="float" office:value="58.745" calcext:value-type="float">
            <text:p>58.745</text:p>
          </table:table-cell>
          <table:table-cell office:value-type="float" office:value="58.766" calcext:value-type="float">
            <text:p>58.766</text:p>
          </table:table-cell>
          <table:table-cell office:value-type="float" office:value="58.787" calcext:value-type="float">
            <text:p>58.787</text:p>
          </table:table-cell>
          <table:table-cell office:value-type="float" office:value="157.034" calcext:value-type="float">
            <text:p>157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19.5287" calcext:value-type="float">
            <text:p>19.5287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7.442" calcext:value-type="float">
            <text:p>117.442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313.752" calcext:value-type="float">
            <text:p>313.7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0793725" calcext:value-type="float">
            <text:p>0.000793725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0601996" calcext:value-type="float">
            <text:p>0.00060199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0756571" calcext:value-type="float">
            <text:p>0.00075657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573062" calcext:value-type="float">
            <text:p>0.0005730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642728" calcext:value-type="float">
            <text:p>0.00064272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682569" calcext:value-type="float">
            <text:p>0.00068256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378782" calcext:value-type="float">
            <text:p>0.003787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726292" calcext:value-type="float">
            <text:p>0.0007262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63936" calcext:value-type="float">
            <text:p>0.0016393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653835" calcext:value-type="float">
            <text:p>0.0006538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738926" calcext:value-type="float">
            <text:p>0.007389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26292" calcext:value-type="float">
            <text:p>0.00072629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825287" calcext:value-type="float">
            <text:p>0.00082528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0930537" calcext:value-type="float">
            <text:p>0.0009305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89" calcext:value-type="float">
            <text:p>0.000741889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0736138" calcext:value-type="float">
            <text:p>0.00073613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584099" calcext:value-type="float">
            <text:p>0.0058409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821218" calcext:value-type="float">
            <text:p>0.000821218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0381013" calcext:value-type="float">
            <text:p>0.00381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910989" calcext:value-type="float">
            <text:p>0.00091098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672012" calcext:value-type="float">
            <text:p>0.000672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584124" calcext:value-type="float">
            <text:p>0.00584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481068" calcext:value-type="float">
            <text:p>0.0481068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97" calcext:value-type="float">
            <text:p>0.49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0766563" calcext:value-type="float">
            <text:p>0.0076656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124816" calcext:value-type="float">
            <text:p>0.00124816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676683" calcext:value-type="float">
            <text:p>0.00067668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8392" calcext:value-type="float">
            <text:p>0.017839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75832" calcext:value-type="float">
            <text:p>0.01758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689" calcext:value-type="float">
            <text:p>0.017668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5212" calcext:value-type="float">
            <text:p>0.018521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77181" calcext:value-type="float">
            <text:p>0.017718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76882" calcext:value-type="float">
            <text:p>0.01768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78191" calcext:value-type="float">
            <text:p>0.017819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77656" calcext:value-type="float">
            <text:p>0.0177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7749" calcext:value-type="float">
            <text:p>0.017774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76903" calcext:value-type="float">
            <text:p>0.017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78775" calcext:value-type="float">
            <text:p>0.017877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8382" calcext:value-type="float">
            <text:p>0.017838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96" calcext:value-type="float">
            <text:p>0.0179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2406" calcext:value-type="float">
            <text:p>0.018240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79377" calcext:value-type="float">
            <text:p>0.017937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083" calcext:value-type="float">
            <text:p>0.018008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81682" calcext:value-type="float">
            <text:p>0.01816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294" calcext:value-type="float">
            <text:p>0.017929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9814" calcext:value-type="float">
            <text:p>0.01798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78423" calcext:value-type="float">
            <text:p>0.017842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3768" calcext:value-type="float">
            <text:p>0.018376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81572" calcext:value-type="float">
            <text:p>0.018157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8" calcext:value-type="float">
            <text:p>0.018135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78656" calcext:value-type="float">
            <text:p>0.01786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_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6.36" calcext:value-type="float">
            <text:p>2136.36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958.37" calcext:value-type="float">
            <text:p>1958.37</text:p>
          </table:table-cell>
          <table:table-cell office:value-type="float" office:value="2138.61" calcext:value-type="float">
            <text:p>2138.61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147.51" calcext:value-type="float">
            <text:p>2147.51</text:p>
          </table:table-cell>
          <table:table-cell office:value-type="float" office:value="2160.44" calcext:value-type="float">
            <text:p>2160.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70.32" calcext:value-type="float">
            <text:p>4270.32</text:p>
          </table:table-cell>
          <table:table-cell office:value-type="float" office:value="66.5477" calcext:value-type="float">
            <text:p>66.5477</text:p>
          </table:table-cell>
          <table:table-cell office:value-type="float" office:value="3909.11" calcext:value-type="float">
            <text:p>3909.11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283.44" calcext:value-type="float">
            <text:p>4283.44</text:p>
          </table:table-cell>
          <table:table-cell office:value-type="float" office:value="4289.98" calcext:value-type="float">
            <text:p>4289.98</text:p>
          </table:table-cell>
          <table:table-cell office:value-type="float" office:value="4310.36" calcext:value-type="float">
            <text:p>4310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10556" calcext:value-type="float">
            <text:p>0.1055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1.106" calcext:value-type="float">
            <text:p>1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0.106013" calcext:value-type="float">
            <text:p>0.1060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1.112" calcext:value-type="float">
            <text:p>1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106715" calcext:value-type="float">
            <text:p>0.10671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1.117" calcext:value-type="float">
            <text:p>1.1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398" calcext:value-type="float">
            <text:p>0.04398</text:p>
          </table:table-cell>
          <table:table-cell office:value-type="float" office:value="0.0200434" calcext:value-type="float">
            <text:p>0.0200434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0217967" calcext:value-type="float">
            <text:p>0.0217967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62" calcext:value-type="float">
            <text:p>0.2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0344304" calcext:value-type="float">
            <text:p>0.0344304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89" calcext:value-type="float">
            <text:p>0.3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346488" calcext:value-type="float">
            <text:p>0.0346488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.044" calcext:value-type="float">
            <text:p>0.044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354755" calcext:value-type="float">
            <text:p>0.03547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31" calcext:value-type="float">
            <text:p>0.04931</text:p>
          </table:table-cell>
          <table:table-cell office:value-type="float" office:value="0.0350676" calcext:value-type="float">
            <text:p>0.03506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7" calcext:value-type="float">
            <text:p>0.3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05" calcext:value-type="float">
            <text:p>0.05005</text:p>
          </table:table-cell>
          <table:table-cell office:value-type="float" office:value="0.035626" calcext:value-type="float">
            <text:p>0.035626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0.0366614" calcext:value-type="float">
            <text:p>0.036661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416" calcext:value-type="float">
            <text:p>0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414929" calcext:value-type="float">
            <text:p>0.04149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469" calcext:value-type="float">
            <text:p>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444159" calcext:value-type="float">
            <text:p>0.0444159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08" calcext:value-type="float">
            <text:p>0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551494" calcext:value-type="float">
            <text:p>0.055149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0738017" calcext:value-type="float">
            <text:p>0.073801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57" calcext:value-type="float">
            <text:p>0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110905" calcext:value-type="float">
            <text:p>0.11090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1.395" calcext:value-type="float">
            <text:p>1.3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" calcext:value-type="float">
            <text:p>2.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35" calcext:value-type="float">
            <text:p>1.01935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4.468" calcext:value-type="float">
            <text:p>4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93" calcext:value-type="float">
            <text:p>1.98893</text:p>
          </table:table-cell>
          <table:table-cell office:value-type="float" office:value="0.657927" calcext:value-type="float">
            <text:p>0.657927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6" calcext:value-type="float">
            <text:p>1.926</text:p>
          </table:table-cell>
          <table:table-cell office:value-type="float" office:value="8.535" calcext:value-type="float">
            <text:p>8.5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609" calcext:value-type="float">
            <text:p>3.92609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4" calcext:value-type="float">
            <text:p>3.794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475" calcext:value-type="float">
            <text:p>16.4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575" calcext:value-type="float">
            <text:p>7.80575</text:p>
          </table:table-cell>
          <table:table-cell office:value-type="float" office:value="2.47706" calcext:value-type="float">
            <text:p>2.47706</text:p>
          </table:table-cell>
          <table:table-cell office:value-type="float" office:value="7.538" calcext:value-type="float">
            <text:p>7.538</text:p>
          </table:table-cell>
          <table:table-cell office:value-type="float" office:value="7.548" calcext:value-type="float">
            <text:p>7.548</text:p>
          </table:table-cell>
          <table:table-cell office:value-type="float" office:value="7.557" calcext:value-type="float">
            <text:p>7.557</text:p>
          </table:table-cell>
          <table:table-cell office:value-type="float" office:value="7.566" calcext:value-type="float">
            <text:p>7.566</text:p>
          </table:table-cell>
          <table:table-cell office:value-type="float" office:value="32.452" calcext:value-type="float">
            <text:p>32.4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33" calcext:value-type="float">
            <text:p>15.5733</text:p>
          </table:table-cell>
          <table:table-cell office:value-type="float" office:value="4.9103" calcext:value-type="float">
            <text:p>4.9103</text:p>
          </table:table-cell>
          <table:table-cell office:value-type="float" office:value="15.054" calcext:value-type="float">
            <text:p>15.054</text:p>
          </table:table-cell>
          <table:table-cell office:value-type="float" office:value="15.071" calcext:value-type="float">
            <text:p>15.071</text:p>
          </table:table-cell>
          <table:table-cell office:value-type="float" office:value="15.079" calcext:value-type="float">
            <text:p>15.079</text:p>
          </table:table-cell>
          <table:table-cell office:value-type="float" office:value="15.088" calcext:value-type="float">
            <text:p>15.088</text:p>
          </table:table-cell>
          <table:table-cell office:value-type="float" office:value="64.43" calcext:value-type="float">
            <text:p>6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1218" calcext:value-type="float">
            <text:p>31.1218</text:p>
          </table:table-cell>
          <table:table-cell office:value-type="float" office:value="9.78248" calcext:value-type="float">
            <text:p>9.78248</text:p>
          </table:table-cell>
          <table:table-cell office:value-type="float" office:value="30.07" calcext:value-type="float">
            <text:p>30.07</text:p>
          </table:table-cell>
          <table:table-cell office:value-type="float" office:value="30.122" calcext:value-type="float">
            <text:p>30.122</text:p>
          </table:table-cell>
          <table:table-cell office:value-type="float" office:value="30.138" calcext:value-type="float">
            <text:p>30.138</text:p>
          </table:table-cell>
          <table:table-cell office:value-type="float" office:value="30.152" calcext:value-type="float">
            <text:p>30.152</text:p>
          </table:table-cell>
          <table:table-cell office:value-type="float" office:value="128.456" calcext:value-type="float">
            <text:p>128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.225" calcext:value-type="float">
            <text:p>62.225</text:p>
          </table:table-cell>
          <table:table-cell office:value-type="float" office:value="19.5186" calcext:value-type="float">
            <text:p>19.5186</text:p>
          </table:table-cell>
          <table:table-cell office:value-type="float" office:value="60.195" calcext:value-type="float">
            <text:p>60.195</text:p>
          </table:table-cell>
          <table:table-cell office:value-type="float" office:value="60.247" calcext:value-type="float">
            <text:p>60.247</text:p>
          </table:table-cell>
          <table:table-cell office:value-type="float" office:value="60.263" calcext:value-type="float">
            <text:p>60.263</text:p>
          </table:table-cell>
          <table:table-cell office:value-type="float" office:value="60.28" calcext:value-type="float">
            <text:p>60.28</text:p>
          </table:table-cell>
          <table:table-cell office:value-type="float" office:value="256.432" calcext:value-type="float">
            <text:p>256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0659305" calcext:value-type="float">
            <text:p>0.006593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068374" calcext:value-type="float">
            <text:p>0.0006837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0074189" calcext:value-type="float">
            <text:p>0.0007418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31847" calcext:value-type="float">
            <text:p>0.00073184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542125" calcext:value-type="float">
            <text:p>0.00054212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00779423" calcext:value-type="float">
            <text:p>0.0007794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587452" calcext:value-type="float">
            <text:p>0.00058745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00713863" calcext:value-type="float">
            <text:p>0.0007138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697424" calcext:value-type="float">
            <text:p>0.0006974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00699357" calcext:value-type="float">
            <text:p>0.00069935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7178" calcext:value-type="float">
            <text:p>0.00087178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623217" calcext:value-type="float">
            <text:p>0.000623217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723602" calcext:value-type="float">
            <text:p>0.00072360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64739" calcext:value-type="float">
            <text:p>0.001647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699357" calcext:value-type="float">
            <text:p>0.00069935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031276" calcext:value-type="float">
            <text:p>0.003127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710704" calcext:value-type="float">
            <text:p>0.00071070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7494" calcext:value-type="float">
            <text:p>0.000749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32284" calcext:value-type="float">
            <text:p>0.00132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678233" calcext:value-type="float">
            <text:p>0.000678233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640312" calcext:value-type="float">
            <text:p>0.000640312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226504" calcext:value-type="float">
            <text:p>0.002265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591523" calcext:value-type="float">
            <text:p>0.000591523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81111" calcext:value-type="float">
            <text:p>0.000811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823164" calcext:value-type="float">
            <text:p>0.000823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228961" calcext:value-type="float">
            <text:p>0.022896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44" calcext:value-type="float">
            <text:p>0.04744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0210036" calcext:value-type="float">
            <text:p>0.0210036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207766" calcext:value-type="float">
            <text:p>0.020776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05699" calcext:value-type="float">
            <text:p>0.02056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6272" calcext:value-type="float">
            <text:p>0.020627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6621" calcext:value-type="float">
            <text:p>0.0206621</text:p>
          </table:table-cell>
          <table:table-cell table:number-columns-repeated="2"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08982" calcext:value-type="float">
            <text:p>0.020898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4" calcext:value-type="float">
            <text:p>0.04754</text:p>
          </table:table-cell>
          <table:table-cell office:value-type="float" office:value="0.0207323" calcext:value-type="float">
            <text:p>0.02073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209499" calcext:value-type="float">
            <text:p>0.02094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209144" calcext:value-type="float">
            <text:p>0.020914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205991" calcext:value-type="float">
            <text:p>0.02059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9" calcext:value-type="float">
            <text:p>0.2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207632" calcext:value-type="float">
            <text:p>0.02076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0.0209904" calcext:value-type="float">
            <text:p>0.02099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205517" calcext:value-type="float">
            <text:p>0.020551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" calcext:value-type="float">
            <text:p>0.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211161" calcext:value-type="float">
            <text:p>0.021116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216099" calcext:value-type="float">
            <text:p>0.021609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04" calcext:value-type="float">
            <text:p>0.04804</text:p>
          </table:table-cell>
          <table:table-cell office:value-type="float" office:value="0.0211381" calcext:value-type="float">
            <text:p>0.0211381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906" calcext:value-type="float">
            <text:p>0.04906</text:p>
          </table:table-cell>
          <table:table-cell office:value-type="float" office:value="0.0278154" calcext:value-type="float">
            <text:p>0.027815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1" calcext:value-type="float">
            <text:p>0.3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34" calcext:value-type="float">
            <text:p>0.04834</text:p>
          </table:table-cell>
          <table:table-cell office:value-type="float" office:value="0.0251973" calcext:value-type="float">
            <text:p>0.025197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96" calcext:value-type="float">
            <text:p>0.2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12633" calcext:value-type="float">
            <text:p>0.021263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210794" calcext:value-type="float">
            <text:p>0.021079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241219" calcext:value-type="float">
            <text:p>0.024121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85" calcext:value-type="float">
            <text:p>0.2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0212611" calcext:value-type="float">
            <text:p>0.02126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Grover_Search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0:20.421350163</meta:creation-date>
    <dc:date>2018-11-26T21:11:06.017606899</dc:date>
    <meta:editing-duration>PT47M45S</meta:editing-duration>
    <meta:editing-cycles>5</meta:editing-cycles>
    <meta:generator>LibreOffice/6.0.6.2$Linux_X86_64 LibreOffice_project/00m0$Build-2</meta:generator>
    <meta:document-statistic meta:table-count="5" meta:cell-count="4365" meta:object-count="0"/>
  </office:meta>
</office:document-meta>
</file>